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3cf6" officeooo:paragraph-rsid="00173cf6"/>
    </style:style>
    <style:style style:name="P2" style:family="paragraph" style:parent-style-name="Standard">
      <style:paragraph-properties fo:line-height="200%" fo:text-align="start" style:justify-single-word="false"/>
      <style:text-properties officeooo:rsid="00173cf6" officeooo:paragraph-rsid="00173cf6"/>
    </style:style>
    <style:style style:name="P3" style:family="paragraph" style:parent-style-name="Standard">
      <style:paragraph-properties fo:line-height="200%" fo:text-align="start" style:justify-single-word="false"/>
      <style:text-properties officeooo:rsid="00173cf6" officeooo:paragraph-rsid="00187c3e"/>
    </style:style>
    <style:style style:name="P4" style:family="paragraph" style:parent-style-name="Standard">
      <style:paragraph-properties fo:line-height="100%" fo:text-align="start" style:justify-single-word="false"/>
      <style:text-properties officeooo:rsid="00173cf6" officeooo:paragraph-rsid="00187c3e"/>
    </style:style>
    <style:style style:name="P5" style:family="paragraph" style:parent-style-name="Standard">
      <style:paragraph-properties fo:line-height="200%" fo:text-align="start" style:justify-single-word="false"/>
      <style:text-properties officeooo:rsid="001892e9" officeooo:paragraph-rsid="001892e9"/>
    </style:style>
    <style:style style:name="P6" style:family="paragraph" style:parent-style-name="Standard">
      <style:paragraph-properties fo:line-height="100%" fo:text-align="start" style:justify-single-word="false"/>
      <style:text-properties officeooo:rsid="001892e9" officeooo:paragraph-rsid="001892e9"/>
    </style:style>
    <style:style style:name="P7" style:family="paragraph" style:parent-style-name="Standard">
      <style:paragraph-properties fo:line-height="200%" fo:text-align="start" style:justify-single-word="false"/>
      <style:text-properties officeooo:rsid="00193486" officeooo:paragraph-rsid="00193486"/>
    </style:style>
    <style:style style:name="P8" style:family="paragraph" style:parent-style-name="Standard">
      <style:paragraph-properties fo:line-height="100%" fo:text-align="start" style:justify-single-word="false"/>
      <style:text-properties officeooo:rsid="00193486" officeooo:paragraph-rsid="00193486"/>
    </style:style>
    <style:style style:name="P9" style:family="paragraph" style:parent-style-name="Standard">
      <style:paragraph-properties fo:line-height="200%" fo:text-align="start" style:justify-single-word="false"/>
      <style:text-properties officeooo:rsid="001a56a8" officeooo:paragraph-rsid="001a56a8"/>
    </style:style>
    <style:style style:name="P10" style:family="paragraph" style:parent-style-name="Standard">
      <style:paragraph-properties fo:line-height="100%" fo:text-align="start" style:justify-single-word="false"/>
      <style:text-properties officeooo:rsid="001a56a8" officeooo:paragraph-rsid="001a56a8"/>
    </style:style>
    <style:style style:name="P11" style:family="paragraph" style:parent-style-name="Standard">
      <style:paragraph-properties fo:line-height="100%" fo:text-align="start" style:justify-single-word="false"/>
      <style:text-properties officeooo:rsid="001bdcb5" officeooo:paragraph-rsid="001bdcb5"/>
    </style:style>
    <style:style style:name="P12" style:family="paragraph" style:parent-style-name="Standard">
      <style:paragraph-properties fo:line-height="200%" fo:text-align="start" style:justify-single-word="false"/>
      <style:text-properties officeooo:rsid="001bdcb5" officeooo:paragraph-rsid="001bdcb5"/>
    </style:style>
    <style:style style:name="P13" style:family="paragraph" style:parent-style-name="Standard">
      <style:paragraph-properties fo:line-height="200%" fo:text-align="start" style:justify-single-word="false"/>
      <style:text-properties officeooo:rsid="001d7f49" officeooo:paragraph-rsid="001d7f49"/>
    </style:style>
    <style:style style:name="P14" style:family="paragraph" style:parent-style-name="Standard">
      <style:paragraph-properties fo:line-height="200%" fo:text-align="start" style:justify-single-word="false"/>
      <style:text-properties officeooo:rsid="001e5151" officeooo:paragraph-rsid="001e5151"/>
    </style:style>
    <style:style style:name="P15" style:family="paragraph" style:parent-style-name="Standard">
      <style:paragraph-properties fo:line-height="100%" fo:text-align="start" style:justify-single-word="false"/>
      <style:text-properties officeooo:rsid="001e5151" officeooo:paragraph-rsid="001e5151"/>
    </style:style>
    <style:style style:name="P16" style:family="paragraph" style:parent-style-name="Standard">
      <style:paragraph-properties fo:line-height="100%" fo:text-align="start" style:justify-single-word="false"/>
      <style:text-properties officeooo:rsid="001ee10e" officeooo:paragraph-rsid="001ee10e"/>
    </style:style>
    <style:style style:name="P17" style:family="paragraph" style:parent-style-name="Standard">
      <style:paragraph-properties fo:line-height="100%" fo:text-align="start" style:justify-single-word="false"/>
      <style:text-properties officeooo:rsid="002071ff" officeooo:paragraph-rsid="002071ff"/>
    </style:style>
    <style:style style:name="P18" style:family="paragraph" style:parent-style-name="Standard">
      <style:paragraph-properties fo:line-height="200%" fo:text-align="start" style:justify-single-word="false"/>
      <style:text-properties officeooo:rsid="002071ff" officeooo:paragraph-rsid="002071ff"/>
    </style:style>
    <style:style style:name="P19" style:family="paragraph" style:parent-style-name="Standard">
      <style:paragraph-properties fo:line-height="200%" fo:text-align="start" style:justify-single-word="false"/>
      <style:text-properties officeooo:rsid="0022d998" officeooo:paragraph-rsid="0022d998"/>
    </style:style>
    <style:style style:name="P20" style:family="paragraph" style:parent-style-name="Standard">
      <style:paragraph-properties fo:line-height="200%" fo:text-align="start" style:justify-single-word="false"/>
      <style:text-properties officeooo:rsid="0023e811" officeooo:paragraph-rsid="0023e811"/>
    </style:style>
    <style:style style:name="P21" style:family="paragraph" style:parent-style-name="Standard">
      <style:paragraph-properties fo:line-height="100%" fo:text-align="start" style:justify-single-word="false"/>
      <style:text-properties officeooo:rsid="0023e811" officeooo:paragraph-rsid="0023e811"/>
    </style:style>
    <style:style style:name="P22" style:family="paragraph" style:parent-style-name="Standard">
      <style:paragraph-properties fo:line-height="200%" fo:text-align="start" style:justify-single-word="false"/>
      <style:text-properties officeooo:rsid="0024af86" officeooo:paragraph-rsid="0024af86"/>
    </style:style>
    <style:style style:name="P23" style:family="paragraph" style:parent-style-name="Standard">
      <style:paragraph-properties fo:line-height="100%" fo:text-align="start" style:justify-single-word="false"/>
      <style:text-properties officeooo:rsid="0024af86" officeooo:paragraph-rsid="0024af86"/>
    </style:style>
    <style:style style:name="P24" style:family="paragraph" style:parent-style-name="Standard">
      <style:paragraph-properties fo:line-height="200%" fo:text-align="start" style:justify-single-word="false"/>
      <style:text-properties fo:font-size="18pt" fo:font-weight="bold" officeooo:rsid="00173cf6" officeooo:paragraph-rsid="00173cf6" style:font-size-asian="18pt" style:font-weight-asian="bold" style:font-size-complex="18pt" style:font-weight-complex="bold"/>
    </style:style>
    <style:style style:name="P25" style:family="paragraph" style:parent-style-name="Standard">
      <style:paragraph-properties fo:line-height="200%" fo:text-align="start" style:justify-single-word="false"/>
      <style:text-properties fo:font-size="18pt" fo:font-weight="bold" officeooo:rsid="001892e9" officeooo:paragraph-rsid="001892e9" style:font-size-asian="18pt" style:font-weight-asian="bold" style:font-size-complex="18pt" style:font-weight-complex="bold"/>
    </style:style>
    <style:style style:name="P26" style:family="paragraph" style:parent-style-name="Standard">
      <style:paragraph-properties fo:line-height="200%" fo:text-align="start" style:justify-single-word="false"/>
      <style:text-properties fo:font-size="18pt" fo:font-weight="bold" officeooo:rsid="001a56a8" officeooo:paragraph-rsid="001a56a8" style:font-size-asian="18pt" style:font-weight-asian="bold" style:font-size-complex="18pt" style:font-weight-complex="bold"/>
    </style:style>
    <style:style style:name="P27" style:family="paragraph" style:parent-style-name="Standard">
      <style:paragraph-properties fo:line-height="200%" fo:text-align="start" style:justify-single-word="false"/>
      <style:text-properties fo:font-size="18pt" fo:font-weight="bold" officeooo:rsid="001d7f49" officeooo:paragraph-rsid="001d7f49" style:font-size-asian="18pt" style:font-weight-asian="bold" style:font-size-complex="18pt" style:font-weight-complex="bold"/>
    </style:style>
    <style:style style:name="P28" style:family="paragraph" style:parent-style-name="Standard">
      <style:paragraph-properties fo:line-height="200%" fo:text-align="start" style:justify-single-word="false"/>
      <style:text-properties fo:font-size="18pt" fo:font-weight="bold" officeooo:rsid="0023e811" officeooo:paragraph-rsid="0023e811" style:font-size-asian="18pt" style:font-weight-asian="bold" style:font-size-complex="18pt" style:font-weight-complex="bold"/>
    </style:style>
    <style:style style:name="P29" style:family="paragraph" style:parent-style-name="Standard">
      <style:paragraph-properties fo:line-height="200%" fo:text-align="start" style:justify-single-word="false"/>
      <style:text-properties fo:font-size="14pt" officeooo:rsid="001892e9" officeooo:paragraph-rsid="001892e9" style:font-size-asian="14pt" style:font-size-complex="14pt"/>
    </style:style>
    <style:style style:name="P30" style:family="paragraph" style:parent-style-name="Standard">
      <style:paragraph-properties fo:line-height="200%" fo:text-align="start" style:justify-single-word="false"/>
      <style:text-properties fo:font-size="14pt" officeooo:rsid="00193486" officeooo:paragraph-rsid="00193486" style:font-size-asian="14pt" style:font-size-complex="14pt"/>
    </style:style>
    <style:style style:name="P31" style:family="paragraph" style:parent-style-name="Standard">
      <style:paragraph-properties fo:line-height="200%" fo:text-align="start" style:justify-single-word="false"/>
      <style:text-properties fo:font-size="14pt" officeooo:rsid="001d7f49" officeooo:paragraph-rsid="001d7f49" style:font-size-asian="14pt" style:font-size-complex="14pt"/>
    </style:style>
    <style:style style:name="P32" style:family="paragraph" style:parent-style-name="Standard">
      <style:paragraph-properties fo:line-height="200%" fo:text-align="start" style:justify-single-word="false"/>
      <style:text-properties fo:font-size="14pt" officeooo:rsid="0022d998" officeooo:paragraph-rsid="0022d998" style:font-size-asian="14pt" style:font-size-complex="14pt"/>
    </style:style>
    <style:style style:name="P33" style:family="paragraph" style:parent-style-name="Standard">
      <style:paragraph-properties fo:line-height="200%" fo:text-align="start" style:justify-single-word="false"/>
      <style:text-properties fo:font-size="14pt" officeooo:rsid="0023e811" officeooo:paragraph-rsid="0023e811" style:font-size-asian="14pt" style:font-size-complex="14pt"/>
    </style:style>
    <style:style style:name="P34" style:family="paragraph" style:parent-style-name="Standard">
      <style:paragraph-properties fo:line-height="200%" fo:text-align="start" style:justify-single-word="false"/>
      <style:text-properties fo:font-size="14pt" officeooo:rsid="0024af86" officeooo:paragraph-rsid="0024af86" style:font-size-asian="14pt" style:font-size-complex="14pt"/>
    </style:style>
    <style:style style:name="P35" style:family="paragraph" style:parent-style-name="Standard">
      <style:paragraph-properties fo:line-height="200%" fo:text-align="start" style:justify-single-word="false"/>
      <style:text-properties fo:font-size="16pt" officeooo:rsid="001892e9" officeooo:paragraph-rsid="001892e9" style:font-size-asian="16pt" style:font-size-complex="16pt"/>
    </style:style>
    <style:style style:name="P36" style:family="paragraph" style:parent-style-name="Standard">
      <style:paragraph-properties fo:line-height="200%" fo:text-align="start" style:justify-single-word="false"/>
      <style:text-properties fo:font-size="16pt" officeooo:rsid="00187c3e" officeooo:paragraph-rsid="00187c3e" style:font-size-asian="16pt" style:font-size-complex="16pt"/>
    </style:style>
    <style:style style:name="P37" style:family="paragraph" style:parent-style-name="Standard">
      <style:paragraph-properties fo:line-height="200%" fo:text-align="start" style:justify-single-word="false"/>
      <style:text-properties fo:font-size="16pt" officeooo:rsid="00173cf6" officeooo:paragraph-rsid="00173cf6" style:font-size-asian="16pt" style:font-size-complex="16pt"/>
    </style:style>
    <style:style style:name="P38" style:family="paragraph" style:parent-style-name="Standard">
      <style:paragraph-properties fo:line-height="200%" fo:text-align="start" style:justify-single-word="false"/>
      <style:text-properties fo:font-size="16pt" officeooo:rsid="00193486" officeooo:paragraph-rsid="00193486" style:font-size-asian="16pt" style:font-size-complex="16pt"/>
    </style:style>
    <style:style style:name="P39" style:family="paragraph" style:parent-style-name="Standard">
      <style:paragraph-properties fo:line-height="200%" fo:text-align="start" style:justify-single-word="false"/>
      <style:text-properties fo:font-size="16pt" officeooo:rsid="001a56a8" officeooo:paragraph-rsid="001a56a8" style:font-size-asian="16pt" style:font-size-complex="16pt"/>
    </style:style>
    <style:style style:name="P40" style:family="paragraph" style:parent-style-name="Standard">
      <style:paragraph-properties fo:line-height="200%" fo:text-align="start" style:justify-single-word="false"/>
      <style:text-properties fo:font-size="16pt" officeooo:rsid="001d7f49" officeooo:paragraph-rsid="001d7f49" style:font-size-asian="16pt" style:font-size-complex="16pt"/>
    </style:style>
    <style:style style:name="P41" style:family="paragraph" style:parent-style-name="Standard">
      <style:paragraph-properties fo:line-height="200%" fo:text-align="start" style:justify-single-word="false"/>
      <style:text-properties fo:font-size="16pt" officeooo:rsid="001e5151" officeooo:paragraph-rsid="001e5151" style:font-size-asian="16pt" style:font-size-complex="16pt"/>
    </style:style>
    <style:style style:name="P42" style:family="paragraph" style:parent-style-name="Standard">
      <style:paragraph-properties fo:line-height="200%" fo:text-align="start" style:justify-single-word="false"/>
      <style:text-properties fo:font-size="16pt" officeooo:rsid="001ee10e" officeooo:paragraph-rsid="001ee10e" style:font-size-asian="16pt" style:font-size-complex="16pt"/>
    </style:style>
    <style:style style:name="P43" style:family="paragraph" style:parent-style-name="Standard">
      <style:paragraph-properties fo:line-height="200%" fo:text-align="start" style:justify-single-word="false"/>
      <style:text-properties fo:font-size="16pt" officeooo:rsid="0022d998" officeooo:paragraph-rsid="0022d998" style:font-size-asian="16pt" style:font-size-complex="16pt"/>
    </style:style>
    <style:style style:name="P44" style:family="paragraph" style:parent-style-name="Standard">
      <style:paragraph-properties fo:line-height="200%" fo:text-align="start" style:justify-single-word="false"/>
      <style:text-properties fo:font-size="16pt" officeooo:rsid="0023e811" officeooo:paragraph-rsid="0023e811" style:font-size-asian="16pt" style:font-size-complex="16pt"/>
    </style:style>
    <style:style style:name="P45" style:family="paragraph">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2pt"/>
    </style:style>
    <style:style style:name="P48" style:family="paragraph">
      <style:paragraph-properties fo:text-align="center"/>
      <style:text-properties fo:font-size="12pt"/>
    </style:style>
    <style:style style:name="T1" style:family="text">
      <style:text-properties officeooo:rsid="00187c3e"/>
    </style:style>
    <style:style style:name="T2" style:family="text">
      <style:text-properties officeooo:rsid="001bdcb5"/>
    </style:style>
    <style:style style:name="T3" style:family="text">
      <style:text-properties officeooo:rsid="001d7f49"/>
    </style:style>
    <style:style style:name="T4" style:family="text">
      <style:text-properties officeooo:rsid="001e5151"/>
    </style:style>
    <style:style style:name="T5" style:family="text">
      <style:text-properties officeooo:rsid="002071ff"/>
    </style:style>
    <style:style style:name="T6" style:family="text">
      <style:text-properties officeooo:rsid="0022d998"/>
    </style:style>
    <style:style style:name="T7" style:family="text">
      <style:text-properties officeooo:rsid="0025a620"/>
    </style:style>
    <style:style style:name="T8"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362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ngeonCrawler API</text:p>
      <text:p text:style-name="P24">Class Dungeon</text:p>
      <text:p text:style-name="P2">This class is used to create a dungeon object for the DungeonCrawler game. The dungeon object is used to draw the visual representation of the state of the dungeon and progress the game.</text:p>
      <text:p text:style-name="P37">Constructor Summary</text:p>
      <text:p text:style-name="P2"><draw:line text:anchor-type="paragraph" draw:z-index="0" draw:name="Shape2" draw:style-name="gr1" draw:text-style-name="P45" svg:x1="3.3839in" svg:y1="1.2071in" svg:x2="3.3941in" svg:y2="0.0299in"><text:p/></draw:line><draw:frame text:anchor-type="paragraph" draw:z-index="2" draw:style-name="gr2" draw:text-style-name="P46" svg:width="0.2398in" svg:height="0.2295in" svg:x="0.1236in" svg:y="0.2693in"><draw:text-box><text:p/></draw:text-box></draw:frame><draw:frame text:anchor-type="paragraph" draw:z-index="3" draw:name="Shape4" draw:style-name="gr3" draw:text-style-name="P46" svg:width="3.1567in" svg:height="0.2189in" svg:x="0.1236in" svg:y="0.0819in"><draw:text-box><text:p>Modifier</text:p></draw:text-box></draw:frame><draw:frame text:anchor-type="paragraph" draw:z-index="4" draw:name="Shape5" draw:style-name="gr4" draw:text-style-name="P47" svg:width="3.1567in" svg:height="0.1925in" svg:x="3.5193in" svg:y="0.0819in"><draw:text-box><text:p><text:span text:style-name="T8">Constructor and Description</text:span></text:p></draw:text-box></draw:frame></text:p>
      <text:p text:style-name="P2"><draw:line text:anchor-type="paragraph" draw:z-index="1" draw:name="Shape3" draw:style-name="gr1" draw:text-style-name="P45" svg:x1="0.0091in" svg:y1="-0.0098in" svg:x2="6.7382in" svg:y2="-0.0098in"><text:p/></draw:line><draw:frame text:anchor-type="paragraph" draw:z-index="6" draw:name="Shape7" draw:style-name="gr6" draw:text-style-name="P46" svg:width="2.7295in" svg:height="0.4689in" svg:x="3.4984in" svg:y="0.1571in"><draw:text-box><text:p>Dungeon(int, Player, Monster)</text:p><text:p>Initializes a new instance of this class</text:p></draw:text-box></draw:frame><draw:frame text:anchor-type="paragraph" draw:z-index="5" draw:name="Shape6" draw:style-name="gr5" draw:text-style-name="P47" svg:width="1.8441in" svg:height="0.1953in" svg:x="0.1756in" svg:y="0.1882in"><draw:text-box><text:p><text:span text:style-name="T8">Public</text:span></text:p></draw:text-box></draw:frame></text:p>
      <text:p text:style-name="P2"/>
      <text:p text:style-name="P2"/>
      <text:p text:style-name="P36">Method Summary</text:p>
      <text:p text:style-name="P3"><draw:line text:anchor-type="paragraph" draw:z-index="7" draw:name="Shape2" draw:style-name="gr1" draw:text-style-name="P45" svg:x1="3.3839in" svg:y1="1.2071in" svg:x2="3.3941in" svg:y2="0.0299in"><text:p/></draw:line><draw:frame text:anchor-type="paragraph" draw:z-index="9" draw:style-name="gr2" draw:text-style-name="P46" svg:width="0.2398in" svg:height="0.2295in" svg:x="0.1236in" svg:y="0.2693in"><draw:text-box><text:p/></draw:text-box></draw:frame><draw:frame text:anchor-type="paragraph" draw:z-index="10" draw:name="Shape4" draw:style-name="gr3" draw:text-style-name="P46" svg:width="3.1567in" svg:height="0.2189in" svg:x="0.1236in" svg:y="0.0819in"><draw:text-box><text:p>Modifier and Type</text:p></draw:text-box></draw:frame><draw:frame text:anchor-type="paragraph" draw:z-index="11" draw:name="Shape5" draw:style-name="gr4" draw:text-style-name="P47" svg:width="3.1567in" svg:height="0.1925in" svg:x="3.5193in" svg:y="0.0819in"><draw:text-box><text:p><text:span text:style-name="T8">Method and Description</text:span></text:p></draw:text-box></draw:frame></text:p>
      <text:p text:style-name="P4"><draw:line text:anchor-type="paragraph" draw:z-index="8" draw:name="Shape3" draw:style-name="gr1" draw:text-style-name="P45" svg:x1="0.0091in" svg:y1="-0.0098in" svg:x2="6.7382in" svg:y2="-0.0098in"><text:p/></draw:line></text:p>
      <text:p text:style-name="P4"><text:s text:c="3"/><text:span text:style-name="T1">public void<text:tab/><text:tab/><text:tab/><text:tab/><text:tab/><text:tab/> drawDungeon()</text:span></text:p>
      <text:p text:style-name="P3"><text:s text:c="4"/><text:tab/><text:tab/><text:tab/><text:tab/><text:tab/><text:tab/><text:tab/> <text:span text:style-name="T1">Prints out a drawing of the state of the dungeon</text:span></text:p>
      <text:p text:style-name="P4"><draw:line text:anchor-type="paragraph" draw:z-index="12" draw:name="Shape1" draw:style-name="gr1" draw:text-style-name="P45" svg:x1="3.3839in" svg:y1="0.0571in" svg:x2="3.3839in" svg:y2="0.6614in"><text:p/></draw:line><draw:line text:anchor-type="paragraph" draw:z-index="13" draw:name="Shape8" draw:style-name="gr1" draw:text-style-name="P45" svg:x1="0.0299in" svg:y1="0.0571in" svg:x2="6.6862in" svg:y2="0.0571in"><text:p/></draw:line></text:p>
      <text:p text:style-name="P4"><text:s text:c="3"/><text:span text:style-name="T1">public void<text:tab/><text:tab/><text:tab/><text:tab/><text:tab/><text:tab/> nextFloor()</text:span></text:p>
      <text:p text:style-name="P3"><text:tab/><text:tab/><text:tab/><text:tab/><text:tab/><text:tab/><text:tab/> <text:span text:style-name="T1">Progresses dungeon to the next floor</text:span></text:p>
      <text:p text:style-name="P35">Method Detail</text:p>
      <text:p text:style-name="P29">drawDungeon</text:p>
      <text:p text:style-name="P5">public void drawDungeon()</text:p>
      <text:p text:style-name="P5">Prints out a drawing of the state of the dungeon. Prints a P at the player’s position, and prints an M at the monster’s position. All other position print out a “_” to represent an empty space. <text:span text:style-name="T7">Keeps track of when the Player and Monster are in range.</text:span></text:p>
      <text:p text:style-name="P29">NextFloor</text:p>
      <text:p text:style-name="P5">public void nextFloor()</text:p>
      <text:p text:style-name="P5"><text:soft-page-break/>Progresses dungeon to the next floor. The player and monster are reset to their starting positions at the left and right side of the dungeon respectively. The player class’s levelUp() method is called and the monster class’s levelUp() method is called.</text:p>
      <text:p text:style-name="P25">Class Character</text:p>
      <text:p text:style-name="P5">This is an abstract class that can be inherited by character classes in a dungeon crawler.</text:p>
      <text:p text:style-name="P35">Constructor Summary</text:p>
      <text:p text:style-name="P5"><draw:line text:anchor-type="paragraph" draw:z-index="14" draw:name="Shape3" draw:style-name="gr1" draw:text-style-name="P45" svg:x1="-0.0118in" svg:y1="0.3445in" svg:x2="6.7173in" svg:y2="0.3445in"><text:p/></draw:line><draw:line text:anchor-type="paragraph" draw:z-index="15" draw:name="Shape2" draw:style-name="gr1" draw:text-style-name="P45" svg:x1="3.3839in" svg:y1="1.2071in" svg:x2="3.3941in" svg:y2="0.0299in"><text:p/></draw:line><text:s/>Modifier<text:tab/><text:tab/><text:tab/><text:tab/><text:tab/><text:tab/> Constructor and Description</text:p>
      <text:p text:style-name="P6"/>
      <text:p text:style-name="P5"><text:s/>abstract<text:tab/><text:tab/><text:tab/><text:tab/><text:tab/><text:tab/> No constructor</text:p>
      <text:p text:style-name="P5"/>
      <text:p text:style-name="P38">Method Summary</text:p>
      <text:p text:style-name="P7"><draw:line text:anchor-type="paragraph" draw:z-index="16" draw:name="Shape2" draw:style-name="gr1" draw:text-style-name="P45" svg:x1="3.3839in" svg:y1="1.2071in" svg:x2="3.3941in" svg:y2="0.0299in"><text:p/></draw:line><draw:line text:anchor-type="paragraph" draw:z-index="17" draw:name="Shape8" draw:style-name="gr1" draw:text-style-name="P45" svg:x1="0.0299in" svg:y1="0.2654in" svg:x2="6.6862in" svg:y2="0.2654in"><text:p/></draw:line><text:s/>Modifier and Type<text:tab/><text:tab/><text:tab/><text:tab/><text:tab/> Method and Description</text:p>
      <text:p text:style-name="P8"><text:s/>abstract void<text:tab/><text:tab/><text:tab/><text:tab/><text:tab/><text:tab/> setDungeon(Dungeon)</text:p>
      <text:p text:style-name="P7"><text:tab/><text:tab/><text:tab/><text:tab/><text:tab/><text:tab/><text:tab/> Used to set up a link to the hosting Dungeon</text:p>
      <text:p text:style-name="P8"><draw:line text:anchor-type="paragraph" draw:z-index="18" draw:name="Shape8" draw:style-name="gr1" draw:text-style-name="P45" svg:x1="0.0193in" svg:y1="0.0445in" svg:x2="6.6756in" svg:y2="0.0445in"><text:p/></draw:line><draw:line text:anchor-type="paragraph" draw:z-index="19" draw:name="Shape2" draw:style-name="gr1" draw:text-style-name="P45" svg:x1="3.3736in" svg:y1="0.9988in" svg:x2="3.3839in" svg:y2="-0.1783in"><text:p/></draw:line></text:p>
      <text:p text:style-name="P8"><text:s/>abstract void<text:tab/><text:tab/><text:tab/><text:tab/><text:tab/><text:tab/> levelUp()</text:p>
      <text:p text:style-name="P8"><text:tab/><text:tab/><text:tab/><text:tab/><text:tab/><text:tab/><text:tab/> Defines how the character levels up</text:p>
      <text:p text:style-name="P8"/>
      <text:p text:style-name="P8"><draw:line text:anchor-type="paragraph" draw:z-index="20" draw:name="Shape2" draw:style-name="gr1" draw:text-style-name="P45" svg:x1="3.3634in" svg:y1="1.3638in" svg:x2="3.3736in" svg:y2="0.1866in"><text:p/></draw:line><draw:line text:anchor-type="paragraph" draw:z-index="21" draw:name="Shape8" draw:style-name="gr1" draw:text-style-name="P45" svg:x1="0.0091in" svg:y1="0.0693in" svg:x2="6.6654in" svg:y2="0.0693in"><text:p/></draw:line></text:p>
      <text:p text:style-name="P8"><text:s/>abstract void<text:tab/><text:tab/><text:tab/><text:tab/><text:tab/><text:tab/> attack()</text:p>
      <text:p text:style-name="P8"><text:tab/><text:tab/><text:tab/><text:tab/><text:tab/><text:tab/><text:tab/> Defines how the character attacks</text:p>
      <text:p text:style-name="P8"/>
      <text:p text:style-name="P8"><draw:line text:anchor-type="paragraph" draw:z-index="22" draw:name="Shape8" draw:style-name="gr1" draw:text-style-name="P45" svg:x1="0.061in" svg:y1="0.0173in" svg:x2="6.7173in" svg:y2="0.0173in"><text:p/></draw:line></text:p>
      <text:p text:style-name="P8"><text:s/>abstract void<text:tab/><text:tab/><text:tab/><text:tab/><text:tab/><text:tab/> defeated()</text:p>
      <text:p text:style-name="P7"><text:tab/><text:tab/><text:tab/><text:tab/><text:tab/><text:tab/><text:tab/> Defines the outcome when Character is defeated</text:p>
      <text:p text:style-name="P7"/>
      <text:p text:style-name="P38">Method Detail</text:p>
      <text:p text:style-name="P30">setDungeon</text:p>
      <text:p text:style-name="P7">abstract void setDungeon(Dungeon dungeon)</text:p>
      <text:p text:style-name="P7"><text:soft-page-break/>Used to set up a link to the hosting Dungeon</text:p>
      <text:p text:style-name="P30">levelUp</text:p>
      <text:p text:style-name="P7">abstract void levelUp()</text:p>
      <text:p text:style-name="P7">The inheriting class defines how the character levels up</text:p>
      <text:p text:style-name="P30">attack</text:p>
      <text:p text:style-name="P7">abstract void attack()</text:p>
      <text:p text:style-name="P7">The inheriting class defines how the character attacks</text:p>
      <text:p text:style-name="P30">defeated</text:p>
      <text:p text:style-name="P7">abstract void defeated()</text:p>
      <text:p text:style-name="P7">The inheriting class defines what happens when the character is defeated</text:p>
      <text:p text:style-name="P26">Class Player</text:p>
      <text:p text:style-name="P9">Creates a Player object for the user to control. It inherits the Character class.</text:p>
      <text:p text:style-name="P39">Constructor Summary</text:p>
      <text:p text:style-name="P9"><draw:line text:anchor-type="paragraph" draw:z-index="23" draw:name="Shape2" draw:style-name="gr1" draw:text-style-name="P45" svg:x1="3.3839in" svg:y1="1.2071in" svg:x2="3.3941in" svg:y2="0.0299in"><text:p/></draw:line><draw:line text:anchor-type="paragraph" draw:z-index="24" draw:name="Shape3" draw:style-name="gr1" draw:text-style-name="P45" svg:x1="-0.0118in" svg:y1="0.3445in" svg:x2="6.7173in" svg:y2="0.3445in"><text:p/></draw:line><text:s/>Modifier<text:tab/><text:tab/><text:tab/><text:tab/><text:tab/><text:tab/> Constructor and Description</text:p>
      <text:p text:style-name="P10"/>
      <text:p text:style-name="P10"><text:s/>public<text:tab/><text:tab/><text:tab/><text:tab/><text:tab/><text:tab/><text:tab/> Player()</text:p>
      <text:p text:style-name="P10"><text:tab/><text:tab/><text:tab/><text:tab/><text:tab/><text:tab/><text:tab/> <text:span text:style-name="T4">Initializes a new instance of this class</text:span></text:p>
      <text:p text:style-name="P9"/>
      <text:p text:style-name="P39">Method Summary</text:p>
      <text:p text:style-name="P10"><draw:line text:anchor-type="paragraph" draw:z-index="25" draw:name="Shape2" draw:style-name="gr1" draw:text-style-name="P45" svg:x1="3.3839in" svg:y1="1.2071in" svg:x2="3.3941in" svg:y2="0.0299in"><text:p/></draw:line><draw:line text:anchor-type="paragraph" draw:z-index="28" draw:name="Shape3" draw:style-name="gr1" draw:text-style-name="P45" svg:x1="-0.0118in" svg:y1="0.3445in" svg:x2="6.7173in" svg:y2="0.3445in"><text:p/></draw:line>Modifier and Type<text:tab/><text:tab/><text:tab/><text:tab/><text:tab/> Method and Description</text:p>
      <text:p text:style-name="P10"/>
      <text:p text:style-name="P10"/>
      <text:p text:style-name="P10"><draw:line text:anchor-type="paragraph" draw:z-index="27" draw:name="Shape2" draw:style-name="gr1" draw:text-style-name="P45" svg:x1="3.3736in" svg:y1="1.6425in" svg:x2="3.3839in" svg:y2="0.4654in"><text:p/></draw:line>public int<text:tab/><text:tab/><text:tab/><text:tab/><text:tab/><text:tab/> moveRight()</text:p>
      <text:p text:style-name="P10"><text:tab/><text:tab/><text:tab/><text:tab/><text:tab/><text:tab/><text:tab/> Moves the player right one position</text:p>
      <text:p text:style-name="P10"><draw:line text:anchor-type="paragraph" draw:z-index="29" draw:name="Shape3" draw:style-name="gr1" draw:text-style-name="P45" svg:x1="-0.0016in" svg:y1="0.078in" svg:x2="6.7276in" svg:y2="0.078in"><text:p/></draw:line></text:p>
      <text:p text:style-name="P10">public void<text:tab/><text:tab/><text:tab/><text:tab/><text:tab/><text:tab/> setDungeon(<text:span text:style-name="T3">Dungeon</text:span>)</text:p>
      <text:p text:style-name="P10"><text:tab/><text:tab/><text:tab/><text:tab/><text:tab/><text:tab/><text:tab/> <text:span text:style-name="T2">Se</text:span>ts a link to the <text:span text:style-name="T3">hosting </text:span>Dungeon</text:p>
      <text:p text:style-name="P10"><draw:line text:anchor-type="paragraph" draw:z-index="30" draw:name="Shape3" draw:style-name="gr1" draw:text-style-name="P45" svg:x1="-0.0429in" svg:y1="0.0882in" svg:x2="6.6862in" svg:y2="0.0882in"><text:p/></draw:line></text:p>
      <text:p text:style-name="P10">public void<text:tab/><text:tab/><text:tab/><text:tab/><text:tab/><text:tab/> setMonster(<text:span text:style-name="T3">Monster</text:span>)</text:p>
      <text:p text:style-name="P10"><draw:line text:anchor-type="paragraph" draw:z-index="26" draw:name="Shape2" draw:style-name="gr1" draw:text-style-name="P48" svg:x1="3.3638in" svg:y1="1.2646in" svg:x2="3.3756in" svg:y2="0.0858in"><text:p/></draw:line><text:soft-page-break/><text:tab/><text:tab/><text:tab/><text:tab/><text:tab/><text:tab/><text:tab/> <text:span text:style-name="T2">S</text:span>ets a link to the Monster</text:p>
      <text:p text:style-name="P10"><draw:line text:anchor-type="paragraph" draw:z-index="31" draw:name="Shape3" draw:style-name="gr1" draw:text-style-name="P45" svg:x1="-0.0118in" svg:y1="0.1256in" svg:x2="6.7173in" svg:y2="0.1256in"><text:p/></draw:line></text:p>
      <text:p text:style-name="P11">public void<text:tab/><text:tab/><text:tab/><text:tab/><text:tab/><text:tab/> attack()</text:p>
      <text:p text:style-name="P11"><text:tab/><text:tab/><text:tab/><text:tab/><text:tab/><text:tab/><text:tab/> Attacks the <text:span text:style-name="T5">M</text:span>onster, if in range</text:p>
      <text:p text:style-name="P11"><draw:line text:anchor-type="paragraph" draw:z-index="32" draw:name="Shape3" draw:style-name="gr1" draw:text-style-name="P45" svg:x1="0.0508in" svg:y1="0.1299in" svg:x2="6.7799in" svg:y2="0.1299in"><text:p/></draw:line></text:p>
      <text:p text:style-name="P11">public void<text:tab/><text:tab/><text:tab/><text:tab/><text:tab/><text:tab/> heal()</text:p>
      <text:p text:style-name="P11"><draw:line text:anchor-type="paragraph" draw:z-index="34" draw:name="Shape2" draw:style-name="gr1" draw:text-style-name="P45" svg:x1="3.3528in" svg:y1="1.2445in" svg:x2="3.363in" svg:y2="0.0673in"><text:p/></draw:line><text:tab/><text:tab/><text:tab/><text:tab/><text:tab/><text:tab/><text:tab/> Heals some of the player’s hit points</text:p>
      <text:p text:style-name="P11"><draw:line text:anchor-type="paragraph" draw:z-index="33" draw:name="Shape3" draw:style-name="gr1" draw:text-style-name="P45" svg:x1="0.0299in" svg:y1="0.1193in" svg:x2="6.7591in" svg:y2="0.1193in"><text:p/></draw:line></text:p>
      <text:p text:style-name="P11">public void<text:tab/><text:tab/><text:tab/><text:tab/><text:tab/><text:tab/> defeated()</text:p>
      <text:p text:style-name="P11"><text:tab/><text:tab/><text:tab/><text:tab/><text:tab/><text:tab/><text:tab/> Ends the game when player is defeated</text:p>
      <text:p text:style-name="P11"><draw:line text:anchor-type="paragraph" draw:z-index="35" draw:name="Shape3" draw:style-name="gr1" draw:text-style-name="P45" svg:x1="0.0299in" svg:y1="0.0862in" svg:x2="6.7591in" svg:y2="0.0862in"><text:p/></draw:line></text:p>
      <text:p text:style-name="P11">public void<text:tab/><text:tab/><text:tab/><text:tab/><text:tab/><text:tab/> levelUp()</text:p>
      <text:p text:style-name="P12"><text:tab/><text:tab/><text:tab/><text:tab/><text:tab/><text:tab/><text:tab/> User chooses a stat to increase</text:p>
      <text:p text:style-name="P40">Method Detail</text:p>
      <text:p text:style-name="P31">moveRight</text:p>
      <text:p text:style-name="P13">public int moveRight()</text:p>
      <text:p text:style-name="P13">Moves the player right one position. <text:span text:style-name="T5">Returns the new position as an int.</text:span></text:p>
      <text:p text:style-name="P31">setDungeon</text:p>
      <text:p text:style-name="P13">public void setDungeon(Dungeon)</text:p>
      <text:p text:style-name="P13">Sets a link to the hosting Dungeon</text:p>
      <text:p text:style-name="P31">setMonster</text:p>
      <text:p text:style-name="P13">public void setMonster(Monster)</text:p>
      <text:p text:style-name="P13">Sets a link to the Monster</text:p>
      <text:p text:style-name="P31">attack</text:p>
      <text:p text:style-name="P13">public void attack()</text:p>
      <text:p text:style-name="P13">Attacks the Monster, if in range. RNG based off of Player’s dexterity is used to determine if the Player hits the Monster. If the Player hits, RNG based off the Player’s critChance is used to determine if the hit is a critical hit. A normal hit results in damage to the Monster equal to <text:span text:style-name="T6">the </text:span>Player’s strength, a critical hit results in damage to the Monster equal to four times <text:span text:style-name="T6">the </text:span>Player’s strength. This damage is deduced from <text:span text:style-name="T6">the </text:span>Monster’s hitPoints.</text:p>
      <text:p text:style-name="P31"><text:soft-page-break/>heal</text:p>
      <text:p text:style-name="P13">public void heal()</text:p>
      <text:p text:style-name="P13">Player regains hitPoints equal to Player’s endurance</text:p>
      <text:p text:style-name="P31">defeated</text:p>
      <text:p text:style-name="P13">public void defeated()</text:p>
      <text:p text:style-name="P13">Ends the game when Player is defeated</text:p>
      <text:p text:style-name="P31">levelUp</text:p>
      <text:p text:style-name="P13">public void levelUp()</text:p>
      <text:p text:style-name="P13">Prints out Player’s current stats. User chooses which stat to increase by inputing the name of the desired stat. Ex. “Strength” or “Dexterity”</text:p>
      <text:p text:style-name="P27">Class Monster</text:p>
      <text:p text:style-name="P14">Creates a Monster object for the Player to fight. It inherits the Character class.</text:p>
      <text:p text:style-name="P41">Constructor Summary</text:p>
      <text:p text:style-name="P14"><draw:line text:anchor-type="paragraph" draw:z-index="36" draw:name="Shape2" draw:style-name="gr1" draw:text-style-name="P45" svg:x1="3.3839in" svg:y1="1.2071in" svg:x2="3.3941in" svg:y2="0.0299in"><text:p/></draw:line><draw:line text:anchor-type="paragraph" draw:z-index="37" draw:name="Shape3" draw:style-name="gr1" draw:text-style-name="P45" svg:x1="-0.0118in" svg:y1="0.3445in" svg:x2="6.7173in" svg:y2="0.3445in"><text:p/></draw:line><text:s/>Modifier<text:tab/><text:tab/><text:tab/><text:tab/><text:tab/><text:tab/> Constructor and Description</text:p>
      <text:p text:style-name="P15"/>
      <text:p text:style-name="P15"><text:s/>public<text:tab/><text:tab/><text:tab/><text:tab/><text:tab/><text:tab/><text:tab/> Monster()</text:p>
      <text:p text:style-name="P14"><text:tab/><text:tab/><text:tab/><text:tab/><text:tab/><text:tab/><text:tab/> Initializes a new instance of this class</text:p>
      <text:p text:style-name="P14"/>
      <text:p text:style-name="P42">Method Summary</text:p>
      <text:p text:style-name="P16"><draw:line text:anchor-type="paragraph" draw:z-index="39" draw:name="Shape2" draw:style-name="gr1" draw:text-style-name="P45" svg:x1="3.3839in" svg:y1="1.2071in" svg:x2="3.3941in" svg:y2="0.0299in"><text:p/></draw:line><text:s/>Modifier and Type<text:tab/><text:tab/><text:tab/><text:tab/><text:tab/> Method and Description</text:p>
      <text:p text:style-name="P16"><draw:line text:anchor-type="paragraph" draw:z-index="38" draw:name="Shape3" draw:style-name="gr1" draw:text-style-name="P45" svg:x1="-0.0118in" svg:y1="0.0693in" svg:x2="6.7173in" svg:y2="0.0693in"><text:p/></draw:line></text:p>
      <text:p text:style-name="P17"><text:s/>public int<text:tab/><text:tab/><text:tab/><text:tab/><text:tab/><text:tab/> moveLeft()</text:p>
      <text:p text:style-name="P17"><text:tab/><text:tab/><text:tab/><text:tab/><text:tab/><text:tab/><text:tab/> Moves the monster one position left</text:p>
      <text:p text:style-name="P17"><draw:line text:anchor-type="paragraph" draw:z-index="42" draw:name="Shape3" draw:style-name="gr1" draw:text-style-name="P45" svg:x1="-0.0429in" svg:y1="0.0736in" svg:x2="6.6862in" svg:y2="0.0736in"><text:p/></draw:line><draw:line text:anchor-type="paragraph" draw:z-index="51" draw:name="Shape2" draw:style-name="gr1" draw:text-style-name="P45" svg:x1="3.3736in" svg:y1="1.2508in" svg:x2="3.3839in" svg:y2="0.0736in"><text:p/></draw:line></text:p>
      <text:p text:style-name="P17"><text:s/>public void<text:tab/><text:tab/><text:tab/><text:tab/><text:tab/><text:tab/> setDungeon(Dungeon)</text:p>
      <text:p text:style-name="P17"><text:tab/><text:tab/><text:tab/><text:tab/><text:tab/><text:tab/><text:tab/> Sets a link to the hosting Dungeon</text:p>
      <text:p text:style-name="P17"><draw:line text:anchor-type="paragraph" draw:z-index="43" draw:name="Shape3" draw:style-name="gr1" draw:text-style-name="P45" svg:x1="-0.0638in" svg:y1="0.0925in" svg:x2="6.6654in" svg:y2="0.0925in"><text:p/></draw:line></text:p>
      <text:p text:style-name="P17"><text:s/>public void<text:tab/><text:tab/><text:tab/><text:tab/><text:tab/><text:tab/> setPlayer(Player)</text:p>
      <text:p text:style-name="P17"><draw:line text:anchor-type="paragraph" draw:z-index="40" draw:name="Shape2" draw:style-name="gr1" draw:text-style-name="P45" svg:x1="3.3736in" svg:y1="0.8551in" svg:x2="3.3839in" svg:y2="-0.322in"><text:p/></draw:line><text:soft-page-break/><text:tab/><text:tab/><text:tab/><text:tab/><text:tab/><text:tab/><text:tab/> Sets a link to the Player</text:p>
      <text:p text:style-name="P17"><draw:line text:anchor-type="paragraph" draw:z-index="44" draw:name="Shape3" draw:style-name="gr1" draw:text-style-name="P45" svg:x1="-0.0429in" svg:y1="0.0902in" svg:x2="6.6862in" svg:y2="0.0902in"><text:p/></draw:line></text:p>
      <text:p text:style-name="P17"><text:s/>public void<text:tab/><text:tab/><text:tab/><text:tab/><text:tab/><text:tab/> attack()</text:p>
      <text:p text:style-name="P17"><draw:line text:anchor-type="paragraph" draw:z-index="41" draw:name="Shape2" draw:style-name="gr1" draw:text-style-name="P48" svg:x1="3.3622in" svg:y1="1.2618in" svg:x2="3.3732in" svg:y2="0.0839in"><text:p/></draw:line><text:tab/><text:tab/><text:tab/><text:tab/><text:tab/><text:tab/><text:tab/> Attacks the Player, if in range</text:p>
      <text:p text:style-name="P17"><draw:line text:anchor-type="paragraph" draw:z-index="45" draw:name="Shape3" draw:style-name="gr1" draw:text-style-name="P45" svg:x1="-0.0429in" svg:y1="0.0882in" svg:x2="6.6862in" svg:y2="0.0882in"><text:p/></draw:line></text:p>
      <text:p text:style-name="P17"><text:s/>public void<text:tab/><text:tab/><text:tab/><text:tab/><text:tab/><text:tab/> defeated()</text:p>
      <text:p text:style-name="P17"><text:tab/><text:tab/><text:tab/><text:tab/><text:tab/><text:tab/><text:tab/> Moves to next floor when monster is defeated</text:p>
      <text:p text:style-name="P17"><draw:line text:anchor-type="paragraph" draw:z-index="46" draw:name="Shape3" draw:style-name="gr1" draw:text-style-name="P45" svg:x1="-0.0327in" svg:y1="0.0965in" svg:x2="6.6965in" svg:y2="0.0965in"><text:p/></draw:line></text:p>
      <text:p text:style-name="P17"><text:s/>public void<text:tab/><text:tab/><text:tab/><text:tab/><text:tab/><text:tab/> levelUp()</text:p>
      <text:p text:style-name="P18"><text:tab/><text:tab/><text:tab/><text:tab/><text:tab/><text:tab/><text:tab/> Monster randomly chooses which stat to increase</text:p>
      <text:p text:style-name="P43">Method Detail</text:p>
      <text:p text:style-name="P32">moveLeft</text:p>
      <text:p text:style-name="P19">public int moveLeft()</text:p>
      <text:p text:style-name="P19">Moves the monster one position left. Returns the new position as an int.</text:p>
      <text:p text:style-name="P32">setDungeon</text:p>
      <text:p text:style-name="P19">public void setDungeon(Dungeon)</text:p>
      <text:p text:style-name="P19">Sets a link to the hosting Dungeon.</text:p>
      <text:p text:style-name="P32">setPlayer</text:p>
      <text:p text:style-name="P19">public void setPlayer(Player)</text:p>
      <text:p text:style-name="P19">Sets a link to the Player</text:p>
      <text:p text:style-name="P32">attack</text:p>
      <text:p text:style-name="P19">public void attack()</text:p>
      <text:p text:style-name="P19">Attacks the player, if in range. RNG based off of Monster’s dexterity is used to determine of the Monster hits the Player. A successful hit results in damage to the Player equal to the Monster’s strength. The damage is deduced from the Player’s hitPoints.</text:p>
      <text:p text:style-name="P32">defeated</text:p>
      <text:p text:style-name="P19">public void defeated()</text:p>
      <text:p text:style-name="P19">Calls the Dungeon’s nextFloor method to continue the game to the next floor.</text:p>
      <text:p text:style-name="P32"><text:soft-page-break/>levelUp</text:p>
      <text:p text:style-name="P19">public void levelUp()</text:p>
      <text:p text:style-name="P19">The monster randomly determines which of its three stats to increase using RNG.</text:p>
      <text:p text:style-name="P28">Class DungeonCrawler</text:p>
      <text:p text:style-name="P22">Main class that runs the DungeonCrawler game.</text:p>
      <text:p text:style-name="P44">Constructor Summary</text:p>
      <text:p text:style-name="P20">No constructor, this is a main class</text:p>
      <text:p text:style-name="P44">Method Summary</text:p>
      <text:p text:style-name="P20"><draw:line text:anchor-type="paragraph" draw:z-index="47" draw:name="Shape3" draw:style-name="gr1" draw:text-style-name="P45" svg:x1="-0.0016in" svg:y1="0.2299in" svg:x2="6.7276in" svg:y2="0.2299in"><text:p/></draw:line><draw:line text:anchor-type="paragraph" draw:z-index="48" draw:name="Shape2" draw:style-name="gr1" draw:text-style-name="P45" svg:x1="3.3839in" svg:y1="1.2071in" svg:x2="3.3941in" svg:y2="0.0299in"><text:p/></draw:line><text:s/>Modifier and Type<text:tab/><text:tab/><text:tab/><text:tab/><text:tab/> Method and Description</text:p>
      <text:p text:style-name="P21"><draw:line text:anchor-type="paragraph" draw:z-index="49" draw:name="Shape2" draw:style-name="gr1" draw:text-style-name="P48" svg:x1="3.3839in" svg:y1="1.024in" svg:x2="3.3949in" svg:y2="-0.1539in"><text:p/></draw:line>public static void<text:tab/><text:tab/><text:tab/><text:tab/><text:tab/> setup(Player, Monster, Dungeon)</text:p>
      <text:p text:style-name="P20"><text:tab/><text:tab/><text:tab/><text:tab/><text:tab/><text:tab/><text:tab/> Sets up the beginning of the game</text:p>
      <text:p text:style-name="P23"><draw:line text:anchor-type="paragraph" draw:z-index="50" draw:name="Shape3" draw:style-name="gr1" draw:text-style-name="P45" svg:x1="-0.0016in" svg:y1="-0.0953in" svg:x2="6.7276in" svg:y2="-0.0953in"><text:p/></draw:line>public static void<text:tab/><text:tab/><text:tab/><text:tab/><text:tab/> main(String[])</text:p>
      <text:p text:style-name="P23"><text:tab/><text:tab/><text:tab/><text:tab/><text:tab/><text:tab/><text:tab/> Runs the game</text:p>
      <text:p text:style-name="P20"/>
      <text:p text:style-name="P44">Method Detail</text:p>
      <text:p text:style-name="P33">setup</text:p>
      <text:p text:style-name="P20">public static void setup(Player, Monster, Dungeon)</text:p>
      <text:p text:style-name="P20">This method requires the Player, Monster, and Dungeon objects that are going to be used in the game. An introductory message is printed out for the user to read if desired. Then the Player’s levelUp() method is called nine times, and the Monster’s levelUp() method is called 4 times. Then the Dungeon’s nextFloor() method is called to start the first floor of the game. The purpose of this method is to set up the game before the main method runs the game.</text:p>
      <text:p text:style-name="P34">Main</text:p>
      <text:p text:style-name="P22">public static void main(String[])</text:p>
      <text:p text:style-name="P22"><text:soft-page-break/>This method runs the game. The user is continuously prompted for their next desired action. The Monster’s moveLeft() and attack() methods are called after every action by 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3:40:00.319000000</meta:creation-date>
    <dc:date>2018-02-25T15:23:27.420000000</dc:date>
    <meta:editing-duration>PT50M6S</meta:editing-duration>
    <meta:editing-cycles>12</meta:editing-cycles>
    <meta:generator>LibreOffice/5.4.1.2$Windows_X86_64 LibreOffice_project/ea7cb86e6eeb2bf3a5af73a8f7777ac570321527</meta:generator>
    <meta:document-statistic meta:table-count="0" meta:image-count="0" meta:object-count="0" meta:page-count="8" meta:paragraph-count="144" meta:word-count="963" meta:character-count="6350" meta:non-whitespace-character-count="5136"/>
  </office:meta>
</office:document-meta>
</file>